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e" svg:font-family="Calibr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Keyboard O" fo:font-size="22pt" fo:font-weight="bold" officeooo:rsid="0015e86f" officeooo:paragraph-rsid="0015e86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nux Biolinum Keyboard O" fo:font-size="22pt" fo:font-weight="bold" officeooo:rsid="0015e86f" officeooo:paragraph-rsid="0015e86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e" fo:font-size="16pt" fo:font-weight="bold" officeooo:rsid="0015e86f" officeooo:paragraph-rsid="0015e86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ROMATICOS </text:p>
      <text:p text:style-name="P1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e" svg:font-family="Calibr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5:15.932660699</meta:creation-date>
    <dc:date>2025-09-17T19:46:50.788093654</dc:date>
    <meta:editing-duration>PT1M35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0"/>
    <meta:generator>LibreOffice/24.2.6.2$Linux_X86_64 LibreOffice_project/420$Build-2</meta:generator>
  </office:meta>
</office:document-meta>
</file>